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3.323cm"/>
    </style:style>
    <style:style style:name="co4" style:family="table-column">
      <style:table-column-properties fo:break-before="auto" style:column-width="2.935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3.191cm">
            <draw:object draw:notify-on-update-of-ranges="Sheet1.C2:Sheet1.C6 Sheet1.M1:Sheet1.M1 Sheet1.M2:Sheet1.M6 Sheet1.C2:Sheet1.C6 Sheet1.N1:Sheet1.N1 Sheet1.N2:Sheet1.N6 Sheet1.C2:Sheet1.C6 Sheet1.O1:Sheet1.O1 Sheet1.O2:Sheet1.O6 Sheet1.C2:Sheet1.C6 Sheet1.P1:Sheet1.P1 Sheet1.P2:Sheet1.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12.992cm">
            <draw:object draw:notify-on-update-of-ranges="Sheet1.C2:Sheet1.C6 Sheet1.M1:Sheet1.M1 Sheet1.M2:Sheet1.M6 Sheet1.C2:Sheet1.C6 Sheet1.N1:Sheet1.N1 Sheet1.N2:Sheet1.N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067cm" svg:y="3.231cm">
            <draw:object draw:notify-on-update-of-ranges="Sheet1.C2:Sheet1.C6 Sheet1.E1:Sheet1.E1 Sheet1.M2:Sheet1.M6 Sheet1.C2:Sheet1.C6 Sheet1.N1:Sheet1.N1 Sheet1.N2:Sheet1.N6 Sheet1.C2:Sheet1.C6 Sheet1.O1:Sheet1.O1 Sheet1.O2:Sheet1.O6 Sheet1.C2:Sheet1.C6 Sheet1.P1:Sheet1.P1 Sheet1.P2:Sheet1.P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glupa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glupa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glupa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0.00993749499321" calcext:value-type="float">
            <text:p>0,009937495</text:p>
          </table:table-cell>
          <table:table-cell office:value-type="float" office:value="0.168250054121" calcext:value-type="float">
            <text:p>0,1682500541</text:p>
          </table:table-cell>
          <table:table-cell office:value-type="float" office:value="0" calcext:value-type="float">
            <text:p>0</text:p>
          </table:table-cell>
          <table:table-cell office:value-type="float" office:value="0.00685375094414" calcext:value-type="float">
            <text:p>0,006853750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6.37875" calcext:value-type="float">
            <text:p>126,37875</text:p>
          </table:table-cell>
          <table:table-cell office:value-type="float" office:value="357145" calcext:value-type="float">
            <text:p>357145</text:p>
          </table:table-cell>
          <table:table-cell office:value-type="float" office:value="32.7884244008" calcext:value-type="float">
            <text:p>32,7884244008</text:p>
          </table:table-cell>
          <table:table-cell office:value-type="float" office:value="32.7237035317" calcext:value-type="float">
            <text:p>32,7237035317</text:p>
          </table:table-cell>
          <table:table-cell office:value-type="float" office:value="189.095885214" calcext:value-type="float">
            <text:p>189,095885214</text:p>
          </table:table-cell>
          <table:table-cell office:value-type="float" office:value="647.956695612" calcext:value-type="float">
            <text:p>647,956695612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40" calcext:value-type="float">
            <text:p>40</text:p>
          </table:table-cell>
          <table:table-cell office:value-type="float" office:value="0.0922352846931" calcext:value-type="float">
            <text:p>0,0922352847</text:p>
          </table:table-cell>
          <table:table-cell office:value-type="float" office:value="3.58000002188" calcext:value-type="float">
            <text:p>3,5800000219</text:p>
          </table:table-cell>
          <table:table-cell office:value-type="float" office:value="0" calcext:value-type="float">
            <text:p>0</text:p>
          </table:table-cell>
          <table:table-cell office:value-type="float" office:value="0.0331641162143" calcext:value-type="float">
            <text:p>0,0331641162</text:p>
          </table:table-cell>
          <table:table-cell office:value-type="float" office:value="51.7647058824" calcext:value-type="float">
            <text:p>51,7647058824</text:p>
          </table:table-cell>
          <table:table-cell office:value-type="float" office:value="51.4705882353" calcext:value-type="float">
            <text:p>51,4705882353</text:p>
          </table:table-cell>
          <table:table-cell office:value-type="float" office:value="417.898235294" calcext:value-type="float">
            <text:p>417,898235294</text:p>
          </table:table-cell>
          <table:table-cell office:value-type="float" office:value="1628.01529412" calcext:value-type="float">
            <text:p>1628,01529412</text:p>
          </table:table-cell>
          <table:table-cell office:value-type="float" office:value="64.8723579935" calcext:value-type="float">
            <text:p>64,8723579935</text:p>
          </table:table-cell>
          <table:table-cell office:value-type="float" office:value="65.1139228005" calcext:value-type="float">
            <text:p>65,1139228005</text:p>
          </table:table-cell>
          <table:table-cell office:value-type="float" office:value="631.248465122" calcext:value-type="float">
            <text:p>631,248465122</text:p>
          </table:table-cell>
          <table:table-cell office:value-type="float" office:value="3091.98304889" calcext:value-type="float">
            <text:p>3091,98304889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60" calcext:value-type="float">
            <text:p>60</text:p>
          </table:table-cell>
          <table:table-cell office:value-type="float" office:value="0.492649960518" calcext:value-type="float">
            <text:p>0,4926499605</text:p>
          </table:table-cell>
          <table:table-cell office:value-type="float" office:value="23.0432000279" calcext:value-type="float">
            <text:p>23,0432000279</text:p>
          </table:table-cell>
          <table:table-cell office:value-type="float" office:value="0" calcext:value-type="float">
            <text:p>0</text:p>
          </table:table-cell>
          <table:table-cell office:value-type="float" office:value="0.0754089992046" calcext:value-type="float">
            <text:p>0,0754089992</text:p>
          </table:table-cell>
          <table:table-cell office:value-type="float" office:value="74.8" calcext:value-type="float">
            <text:p>74,8</text:p>
          </table:table-cell>
          <table:table-cell office:value-type="float" office:value="74.05" calcext:value-type="float">
            <text:p>74,05</text:p>
          </table:table-cell>
          <table:table-cell office:value-type="float" office:value="754.1425" calcext:value-type="float">
            <text:p>754,1425</text:p>
          </table:table-cell>
          <table:table-cell office:value-type="float" office:value="3879.2675" calcext:value-type="float">
            <text:p>3879,2675</text:p>
          </table:table-cell>
          <table:table-cell office:value-type="float" office:value="91.0630555059" calcext:value-type="float">
            <text:p>91,0630555059</text:p>
          </table:table-cell>
          <table:table-cell office:value-type="float" office:value="91.1305176261" calcext:value-type="float">
            <text:p>91,1305176261</text:p>
          </table:table-cell>
          <table:table-cell office:value-type="float" office:value="1129.91312258" calcext:value-type="float">
            <text:p>1129,91312258</text:p>
          </table:table-cell>
          <table:table-cell office:value-type="float" office:value="7371.44745083" calcext:value-type="float">
            <text:p>7371,44745083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80" calcext:value-type="float">
            <text:p>80</text:p>
          </table:table-cell>
          <table:table-cell office:value-type="float" office:value="1.19564999342" calcext:value-type="float">
            <text:p>1,1956499934</text:p>
          </table:table-cell>
          <table:table-cell office:value-type="float" office:value="100.100849986" calcext:value-type="float">
            <text:p>100,100849986</text:p>
          </table:table-cell>
          <table:table-cell office:value-type="float" office:value="0" calcext:value-type="float">
            <text:p>0</text:p>
          </table:table-cell>
          <table:table-cell office:value-type="float" office:value="0.181228999972" calcext:value-type="float">
            <text:p>0,181229</text:p>
          </table:table-cell>
          <table:table-cell office:value-type="float" office:value="99.8" calcext:value-type="float">
            <text:p>99,8</text:p>
          </table:table-cell>
          <table:table-cell office:value-type="float" office:value="100.4" calcext:value-type="float">
            <text:p>100,4</text:p>
          </table:table-cell>
          <table:table-cell office:value-type="float" office:value="927321" calcext:value-type="float">
            <text:p>927321</text:p>
          </table:table-cell>
          <table:table-cell office:value-type="float" office:value="7382.75" calcext:value-type="float">
            <text:p>7382,75</text:p>
          </table:table-cell>
          <table:table-cell office:value-type="float" office:value="119.59882028" calcext:value-type="float">
            <text:p>119,59882028</text:p>
          </table:table-cell>
          <table:table-cell office:value-type="float" office:value="120.899125113" calcext:value-type="float">
            <text:p>120,899125113</text:p>
          </table:table-cell>
          <table:table-cell office:value-type="float" office:value="1372.46883719" calcext:value-type="float">
            <text:p>1372,46883719</text:p>
          </table:table-cell>
          <table:table-cell office:value-type="float" office:value="13853.0904815" calcext:value-type="float">
            <text:p>13853,090481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2.70955557293" calcext:value-type="float">
            <text:p>2,7095555729</text:p>
          </table:table-cell>
          <table:table-cell office:value-type="float" office:value="293.499333302" calcext:value-type="float">
            <text:p>293,499333302</text:p>
          </table:table-cell>
          <table:table-cell office:value-type="float" office:value="0" calcext:value-type="float">
            <text:p>0</text:p>
          </table:table-cell>
          <table:table-cell office:value-type="float" office:value="0.238657775588" calcext:value-type="float">
            <text:p>0,2386577756</text:p>
          </table:table-cell>
          <table:table-cell table:number-columns-repeated="2" office:value-type="float" office:value="121.944444444" calcext:value-type="float">
            <text:p>121,944444444</text:p>
          </table:table-cell>
          <table:table-cell office:value-type="float" office:value="1828.67388889" calcext:value-type="float">
            <text:p>1828,67388889</text:p>
          </table:table-cell>
          <table:table-cell office:value-type="float" office:value="12205.2722222" calcext:value-type="float">
            <text:p>12205,2722222</text:p>
          </table:table-cell>
          <table:table-cell office:value-type="float" office:value="148.51065006" calcext:value-type="float">
            <text:p>148,51065006</text:p>
          </table:table-cell>
          <table:table-cell office:value-type="float" office:value="148.556673789" calcext:value-type="float">
            <text:p>148,556673789</text:p>
          </table:table-cell>
          <table:table-cell office:value-type="float" office:value="2660.29098193" calcext:value-type="float">
            <text:p>2660,29098193</text:p>
          </table:table-cell>
          <table:table-cell office:value-type="float" office:value="22569.2195344" calcext:value-type="float">
            <text:p>22569,2195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.00.0000</text:date>, <text:time style:data-style-name="N2" text:time-value="11:55:15.8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dc:date>2014-07-14T21:33:27.164000000</dc:date>
    <meta:editing-duration>P1DT10H8M46S</meta:editing-duration>
    <meta:editing-cycles>9</meta:editing-cycles>
    <meta:document-statistic meta:table-count="1" meta:cell-count="9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1cm" svg:y="0.316cm" chart:style-name="ch2">
          <text:p>koraci/P</text:p>
        </chart:title>
        <chart:subtitle svg:x="4.847cm" svg:y="1.275cm" chart:style-name="ch3">
          <text:p>viewrange 1:1, matrica sa objektima</text:p>
        </chart:subtitle>
        <chart:legend chart:legend-position="end" svg:x="12.592cm" svg:y="3.454cm" style:legend-expansion="high" chart:style-name="ch4"/>
        <chart:plot-area chart:style-name="ch5" table:cell-range-address="Sheet1.C2:Sheet1.C6 Sheet1.M1:Sheet1.P6" chart:data-source-has-labels="row" svg:x="1.331cm" svg:y="2.318cm" svg:width="10.621cm" svg:height="5.521cm">
          <chartooo:coordinate-region svg:x="2.508cm" svg:y="2.517cm" svg:width="8.979cm" svg:height="4.675cm"/>
          <chart:axis chart:dimension="x" chart:name="primary-x" chart:style-name="ch6">
            <chart:title svg:x="5.962cm" svg:y="8.019cm" chart:style-name="ch7">
              <text:p>površina</text:p>
            </chart:title>
          </chart:axis>
          <chart:axis chart:dimension="y" chart:name="primary-y" chart:style-name="ch6">
            <chart:title svg:x="0.451cm" svg:y="5.572cm" chart:style-name="ch8">
              <text:p>koraci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series chart:style-name="ch12" chart:values-cell-range-address="Sheet1.O2:Sheet1.O6" chart:label-cell-address="Sheet1.O1:Sheet1.O1" chart:class="chart:scatter">
            <chart:data-point chart:repeated="5"/>
          </chart:series>
          <chart:series chart:style-name="ch13" chart:values-cell-range-address="Sheet1.P2:Sheet1.P6" chart:label-cell-address="Sheet1.P1:Sheet1.P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  <table:table-cell office:value-type="string">
                <text:p>glupa potraga</text:p>
                <draw:g>
                  <svg:desc>Sheet1.O1:Sheet1.O1</svg:desc>
                </draw:g>
              </table:table-cell>
              <table:table-cell office:value-type="string">
                <text:p>random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32.7884244008">
                <text:p>32.7884244008</text:p>
                <draw:g>
                  <svg:desc>Sheet1.M2:Sheet1.M6</svg:desc>
                </draw:g>
              </table:table-cell>
              <table:table-cell office:value-type="float" office:value="32.7237035317">
                <text:p>32.7237035317</text:p>
                <draw:g>
                  <svg:desc>Sheet1.N2:Sheet1.N6</svg:desc>
                </draw:g>
              </table:table-cell>
              <table:table-cell office:value-type="float" office:value="189.095885214">
                <text:p>189.095885214</text:p>
                <draw:g>
                  <svg:desc>Sheet1.O2:Sheet1.O6</svg:desc>
                </draw:g>
              </table:table-cell>
              <table:table-cell office:value-type="float" office:value="647.956695612">
                <text:p>647.956695612</text:p>
                <draw:g>
                  <svg:desc>Sheet1.P2:Sheet1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64.8723579935">
                <text:p>64.8723579935</text:p>
              </table:table-cell>
              <table:table-cell office:value-type="float" office:value="65.1139228005">
                <text:p>65.1139228005</text:p>
              </table:table-cell>
              <table:table-cell office:value-type="float" office:value="631.248465122">
                <text:p>631.248465122</text:p>
              </table:table-cell>
              <table:table-cell office:value-type="float" office:value="3091.98304889">
                <text:p>3091.98304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91.0630555059">
                <text:p>91.0630555059</text:p>
              </table:table-cell>
              <table:table-cell office:value-type="float" office:value="91.1305176261">
                <text:p>91.1305176261</text:p>
              </table:table-cell>
              <table:table-cell office:value-type="float" office:value="1129.91312258">
                <text:p>1129.91312258</text:p>
              </table:table-cell>
              <table:table-cell office:value-type="float" office:value="7371.44745083">
                <text:p>7371.44745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19.59882028">
                <text:p>119.59882028</text:p>
              </table:table-cell>
              <table:table-cell office:value-type="float" office:value="120.899125113">
                <text:p>120.899125113</text:p>
              </table:table-cell>
              <table:table-cell office:value-type="float" office:value="1372.46883719">
                <text:p>1372.46883719</text:p>
              </table:table-cell>
              <table:table-cell office:value-type="float" office:value="13853.0904815">
                <text:p>13853.0904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48.51065006">
                <text:p>148.51065006</text:p>
              </table:table-cell>
              <table:table-cell office:value-type="float" office:value="148.556673789">
                <text:p>148.556673789</text:p>
              </table:table-cell>
              <table:table-cell office:value-type="float" office:value="2660.29098193">
                <text:p>2660.29098193</text:p>
              </table:table-cell>
              <table:table-cell office:value-type="float" office:value="22569.2195344">
                <text:p>22569.2195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koraci/P (bez randoma)</text:p>
        </chart:title>
        <chart:subtitle svg:x="4.847cm" svg:y="1.275cm" chart:style-name="ch3">
          <text:p>viewrange 1:1, matrica sa objektima</text:p>
        </chart:subtitle>
        <chart:legend chart:legend-position="end" svg:x="13.518cm" svg:y="3.952cm" style:legend-expansion="high" chart:style-name="ch4"/>
        <chart:plot-area chart:style-name="ch5" table:cell-range-address="Sheet1.C2:Sheet1.C6 Sheet1.M1:Sheet1.N6" chart:data-source-has-labels="row" svg:x="1.331cm" svg:y="2.318cm" svg:width="11.547cm" svg:height="5.521cm">
          <chartooo:coordinate-region svg:x="2.138cm" svg:y="2.517cm" svg:width="10.275cm" svg:height="4.675cm"/>
          <chart:axis chart:dimension="x" chart:name="primary-x" chart:style-name="ch6">
            <chart:title svg:x="6.425cm" svg:y="8.019cm" chart:style-name="ch7">
              <text:p>površina</text:p>
            </chart:title>
          </chart:axis>
          <chart:axis chart:dimension="y" chart:name="primary-y" chart:style-name="ch6">
            <chart:title svg:x="0.451cm" svg:y="5.572cm" chart:style-name="ch8">
              <text:p>koraci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32.7884244008">
                <text:p>32.7884244008</text:p>
                <draw:g>
                  <svg:desc>Sheet1.M2:Sheet1.M6</svg:desc>
                </draw:g>
              </table:table-cell>
              <table:table-cell office:value-type="float" office:value="32.7237035317">
                <text:p>32.7237035317</text:p>
                <draw:g>
                  <svg:desc>Sheet1.N2:Sheet1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64.8723579935">
                <text:p>64.8723579935</text:p>
              </table:table-cell>
              <table:table-cell office:value-type="float" office:value="65.1139228005">
                <text:p>65.1139228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91.0630555059">
                <text:p>91.0630555059</text:p>
              </table:table-cell>
              <table:table-cell office:value-type="float" office:value="91.1305176261">
                <text:p>91.1305176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19.59882028">
                <text:p>119.59882028</text:p>
              </table:table-cell>
              <table:table-cell office:value-type="float" office:value="120.899125113">
                <text:p>120.899125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48.51065006">
                <text:p>148.51065006</text:p>
              </table:table-cell>
              <table:table-cell office:value-type="float" office:value="148.556673789">
                <text:p>148.556673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23cm" svg:y="0.316cm" chart:style-name="ch2">
          <text:p>vreme/P</text:p>
        </chart:title>
        <chart:subtitle svg:x="4.847cm" svg:y="1.275cm" chart:style-name="ch3">
          <text:p>viewrange 1:1, matrica sa objektima</text:p>
        </chart:subtitle>
        <chart:legend chart:legend-position="end" svg:x="12.592cm" svg:y="3.454cm" style:legend-expansion="high" chart:style-name="ch4"/>
        <chart:plot-area chart:style-name="ch5" table:cell-range-address="Sheet1.C2:Sheet1.C6 Sheet1.E1:Sheet1.E1 Sheet1.M2:Sheet1.P6 Sheet1.N1:Sheet1.P1" chart:data-source-has-labels="row" svg:x="1.331cm" svg:y="2.318cm" svg:width="10.621cm" svg:height="5.521cm">
          <chartooo:coordinate-region svg:x="2.508cm" svg:y="2.517cm" svg:width="8.979cm" svg:height="4.675cm"/>
          <chart:axis chart:dimension="x" chart:name="primary-x" chart:style-name="ch6">
            <chart:title svg:x="5.962cm" svg:y="8.019cm" chart:style-name="ch7">
              <text:p>površina</text:p>
            </chart:title>
          </chart:axis>
          <chart:axis chart:dimension="y" chart:name="primary-y" chart:style-name="ch6">
            <chart:title svg:x="0.451cm" svg:y="5.585cm" chart:style-name="ch8">
              <text:p>vreme</text:p>
            </chart:title>
            <chart:grid chart:style-name="ch9" chart:class="major"/>
          </chart:axis>
          <chart:series chart:style-name="ch10" chart:values-cell-range-address="Sheet1.M2:Sheet1.M6" chart:label-cell-address="Sheet1.E1:Sheet1.E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series chart:style-name="ch12" chart:values-cell-range-address="Sheet1.O2:Sheet1.O6" chart:label-cell-address="Sheet1.O1:Sheet1.O1" chart:class="chart:scatter">
            <chart:data-point chart:repeated="5"/>
          </chart:series>
          <chart:series chart:style-name="ch13" chart:values-cell-range-address="Sheet1.P2:Sheet1.P6" chart:label-cell-address="Sheet1.P1:Sheet1.P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E1:Sheet1.E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  <table:table-cell office:value-type="string">
                <text:p>glupa potraga</text:p>
                <draw:g>
                  <svg:desc>Sheet1.O1:Sheet1.O1</svg:desc>
                </draw:g>
              </table:table-cell>
              <table:table-cell office:value-type="string">
                <text:p>random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32.7884244008">
                <text:p>32.7884244008</text:p>
                <draw:g>
                  <svg:desc>Sheet1.M2:Sheet1.M6</svg:desc>
                </draw:g>
              </table:table-cell>
              <table:table-cell office:value-type="float" office:value="32.7237035317">
                <text:p>32.7237035317</text:p>
                <draw:g>
                  <svg:desc>Sheet1.N2:Sheet1.N6</svg:desc>
                </draw:g>
              </table:table-cell>
              <table:table-cell office:value-type="float" office:value="189.095885214">
                <text:p>189.095885214</text:p>
                <draw:g>
                  <svg:desc>Sheet1.O2:Sheet1.O6</svg:desc>
                </draw:g>
              </table:table-cell>
              <table:table-cell office:value-type="float" office:value="647.956695612">
                <text:p>647.956695612</text:p>
                <draw:g>
                  <svg:desc>Sheet1.P2:Sheet1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64.8723579935">
                <text:p>64.8723579935</text:p>
              </table:table-cell>
              <table:table-cell office:value-type="float" office:value="65.1139228005">
                <text:p>65.1139228005</text:p>
              </table:table-cell>
              <table:table-cell office:value-type="float" office:value="631.248465122">
                <text:p>631.248465122</text:p>
              </table:table-cell>
              <table:table-cell office:value-type="float" office:value="3091.98304889">
                <text:p>3091.98304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91.0630555059">
                <text:p>91.0630555059</text:p>
              </table:table-cell>
              <table:table-cell office:value-type="float" office:value="91.1305176261">
                <text:p>91.1305176261</text:p>
              </table:table-cell>
              <table:table-cell office:value-type="float" office:value="1129.91312258">
                <text:p>1129.91312258</text:p>
              </table:table-cell>
              <table:table-cell office:value-type="float" office:value="7371.44745083">
                <text:p>7371.44745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19.59882028">
                <text:p>119.59882028</text:p>
              </table:table-cell>
              <table:table-cell office:value-type="float" office:value="120.899125113">
                <text:p>120.899125113</text:p>
              </table:table-cell>
              <table:table-cell office:value-type="float" office:value="1372.46883719">
                <text:p>1372.46883719</text:p>
              </table:table-cell>
              <table:table-cell office:value-type="float" office:value="13853.0904815">
                <text:p>13853.0904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48.51065006">
                <text:p>148.51065006</text:p>
              </table:table-cell>
              <table:table-cell office:value-type="float" office:value="148.556673789">
                <text:p>148.556673789</text:p>
              </table:table-cell>
              <table:table-cell office:value-type="float" office:value="2660.29098193">
                <text:p>2660.29098193</text:p>
              </table:table-cell>
              <table:table-cell office:value-type="float" office:value="22569.2195344">
                <text:p>22569.21953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